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4c5a3"/>
    </style:style>
    <style:style style:name="T8" style:family="text">
      <style:text-properties style:text-underline-style="none" officeooo:rsid="0040f9da"/>
    </style:style>
    <style:style style:name="T9" style:family="text">
      <style:text-properties style:text-underline-style="none" officeooo:rsid="0040f9da" loext:padding="0cm" loext:border="none"/>
    </style:style>
    <style:style style:name="T10" style:family="text">
      <style:text-properties style:text-underline-style="none" officeooo:rsid="00443a35" loext:padding="0cm" loext:border="none"/>
    </style:style>
    <style:style style:name="T11" style:family="text">
      <style:text-properties style:text-underline-style="none" officeooo:rsid="0045d58c"/>
    </style:style>
    <style:style style:name="T12" style:family="text">
      <style:text-properties style:text-underline-style="none" officeooo:rsid="004d772a"/>
    </style:style>
    <style:style style:name="T13" style:family="text">
      <style:text-properties style:text-underline-style="none" officeooo:rsid="004d772a" loext:padding="0cm" loext:border="none"/>
    </style:style>
    <style:style style:name="T14" style:family="text">
      <style:text-properties style:text-underline-style="none" officeooo:rsid="004e2ab1"/>
    </style:style>
    <style:style style:name="T15" style:family="text">
      <style:text-properties style:text-underline-style="none" officeooo:rsid="004e2ab1" loext:padding="0cm" loext:border="none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fo:color="#000000" loext:opacity="100%" style:text-underline-style="none" officeooo:rsid="004d772a" fo:background-color="#ffffff" loext:char-shading-value="0"/>
    </style:style>
    <style:style style:name="T21" style:family="text">
      <style:text-properties officeooo:rsid="00438e8a"/>
    </style:style>
    <style:style style:name="T22" style:family="text">
      <style:text-properties officeooo:rsid="004a1a91"/>
    </style:style>
    <style:style style:name="T23" style:family="text">
      <style:text-properties officeooo:rsid="004d7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3">31</text:span>/05/2024 de <text:span text:style-name="T22">1</text:span><text:span text:style-name="T23">3</text:span><text:span text:style-name="T19">h</text:span><text:span text:style-name="T16"> </text:span>à <text:span text:style-name="T18">1</text:span><text:span text:style-name="T23">4</text:span><text:span text:style-name="T17">h</text:span><text:span text:style-name="T21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<text:s/>l’application </text:span><text:span text:style-name="T12">2</text:span><text:span text:style-name="T3"> </text:span><text:span text:style-name="T6">(</text:span><text:span text:style-name="T14">+Début </text:span><text:span text:style-name="T10">Documentation </text:span><text:span text:style-name="T15">appli1</text:span><text:span text:style-name="T6">)</text:span></text:p>
      <text:p text:style-name="P5"><text:span text:style-name="T3"><text:tab/><text:tab/>Romain L : travaille l’application </text:span><text:span text:style-name="T8">2</text:span><text:span text:style-name="T3"> </text:span><text:span text:style-name="T9">(</text:span><text:span text:style-name="T13">Dijkstra</text:span><text:span text:style-name="T9">)</text:span></text:p>
      <text:p text:style-name="P4"><text:span text:style-name="T3"><text:tab/><text:tab/>Romain S : </text:span><text:span text:style-name="T12">fait la Documentation de l’application 1</text:span><text:span text:style-name="T7">(</text:span></text:p>
      <text:p text:style-name="P4"><text:span text:style-name="T20">reste 3 fichiers</text:span><text:span text:style-name="T11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31T14:28:09.422000000</dc:date>
    <meta:editing-duration>PT3H40M1S</meta:editing-duration>
    <meta:editing-cycles>4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49" meta:character-count="338" meta:non-whitespace-character-count="282"/>
  </office:meta>
</office:document-meta>
</file>